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2">
          <table:table-cell table:content-validation-name="val1" office:value-type="string">
            <text:p>Create</text:p>
          </table:table-cell>
          <table:table-cell office:value-type="string">
            <text:p>TC001</text:p>
          </table:table-cell>
          <table:table-cell office:value-type="string">
            <text:p>Test_Upload_Failuer</text:p>
          </table:table-cell>
          <table:table-cell table:content-validation-name="val2" office:value-type="string">
            <text:p>No</text:p>
          </table:table-cell>
        </table:table-row>
        <table:table-row table:style-name="ro2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Crea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2-NOV-20</text:p>
          </table:table-cell>
          <table:table-cell office:value-type="string">
            <text:p>18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5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7M45S</meta:editing-duration>
    <meta:editing-cycles>6</meta:editing-cycles>
    <meta:initial-creator>user user</meta:initial-creator>
    <dc:date>2020-11-03T15:01:44.31</dc:date>
    <dc:creator>Sachin Patel</dc:creator>
    <meta:document-statistic meta:table-count="5" meta:cell-count="33" meta:object-count="0"/>
  </office:meta>
</office:document-meta>
</file>